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re Franklin" svg:font-family="'Libre Franklin', sans-serif, sans-serif"/>
    <style:font-face style:name="inherit" svg:font-family="inherit"/>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1" fo:font-size="12pt" style:font-size-asian="12pt" style:font-size-complex="12pt"/>
    </style:style>
    <style:style style:name="P2" style:family="paragraph" style:parent-style-name="Text_20_body">
      <style:paragraph-properties fo:margin-left="0in" fo:margin-right="0in" fo:margin-top="0in" fo:margin-bottom="0in" loext:contextual-spacing="false" fo:orphans="2" fo:widows="2" fo:text-indent="0in" style:auto-text-indent="false"/>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style:style>
    <style:style style:name="P4" style:family="paragraph" style:parent-style-name="Text_20_body">
      <style:paragraph-properties fo:margin-top="0in" fo:margin-bottom="0.139in" loext:contextual-spacing="false"/>
    </style:style>
    <style:style style:name="P5" style:family="paragraph" style:parent-style-name="Text_20_body">
      <style:paragraph-properties fo:margin-top="0in" fo:margin-bottom="0.139in" loext:contextual-spacing="false"/>
      <style:text-properties style:font-name="Arial1" fo:font-size="12pt" style:font-size-asian="12pt" style:font-size-complex="12pt"/>
    </style:style>
    <style:style style:name="T1" style:family="text">
      <style:text-properties fo:font-variant="normal" fo:text-transform="none" fo:color="#000000" style:font-name="monospace" fo:font-size="9.5pt" fo:letter-spacing="normal" fo:font-style="normal" fo:font-weight="normal" loext:padding="0in" loext:border="none"/>
    </style:style>
    <style:style style:name="T2" style:family="text">
      <style:text-properties fo:font-variant="normal" fo:text-transform="none" fo:color="#000000" style:font-name="monospace" fo:letter-spacing="normal" fo:font-style="normal" fo:font-weight="normal" loext:padding="0in" loext:border="none"/>
    </style:style>
    <style:style style:name="T3" style:family="text">
      <style:text-properties fo:font-variant="normal" fo:text-transform="none" fo:color="#000000" style:font-name="monospace" fo:font-size="12pt" fo:letter-spacing="normal" fo:font-style="normal" fo:font-weight="normal" style:font-size-asian="12pt" style:font-size-complex="12pt" loext:padding="0in" loext:border="none"/>
    </style:style>
    <style:style style:name="T4" style:family="text">
      <style:text-properties fo:font-variant="normal" fo:text-transform="none" fo:color="#000000" style:font-name="inherit" fo:font-size="9.5pt" fo:letter-spacing="normal" fo:font-style="normal" style:text-underline-style="solid" style:text-underline-width="auto" style:text-underline-color="font-color" fo:font-weight="normal" loext:padding="0in" loext:border="none"/>
    </style:style>
    <style:style style:name="T5" style:family="text">
      <style:text-properties fo:font-variant="normal" fo:text-transform="none" fo:color="#000000" style:font-name="inherit" fo:letter-spacing="normal" fo:font-style="normal" style:text-underline-style="solid" style:text-underline-width="auto" style:text-underline-color="font-color" fo:font-weight="normal" loext:padding="0in" loext:border="none"/>
    </style:style>
    <style:style style:name="T6" style:family="text">
      <style:text-properties fo:font-variant="normal" fo:text-transform="none" fo:color="#000000" style:font-name="inherit" fo:font-size="12pt" fo:letter-spacing="normal" fo:font-style="normal" style:text-underline-style="solid" style:text-underline-width="auto" style:text-underline-color="font-color" fo:font-weight="normal" style:font-size-asian="12pt" style:font-size-complex="12pt" loext:padding="0in" loext:border="none"/>
    </style:style>
    <style:style style:name="T7" style:family="text">
      <style:text-properties fo:font-variant="normal" fo:text-transform="none" fo:color="#000000" fo:font-size="12pt" fo:letter-spacing="normal" fo:font-style="normal" fo:font-weight="normal" style:font-size-asian="12pt" style:font-size-complex="12pt" loext:padding="0in" loext:border="none"/>
    </style:style>
    <style:style style:name="T8"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ize-complex="12pt" loext:padding="0in" loext:border="none"/>
    </style:style>
    <style:style style:name="T9" style:family="text">
      <style:text-properties fo:font-variant="normal" fo:text-transform="none" fo:color="#000000" style:font-name="Arial1" fo:font-size="12pt" fo:letter-spacing="normal" fo:font-style="normal" fo:font-weight="normal" style:font-size-asian="12pt" style:font-size-complex="12pt" loext:padding="0in" loext:border="none"/>
    </style:style>
    <style:style style:name="T10" style:family="text">
      <style:text-properties fo:font-variant="normal" fo:text-transform="none" fo:color="#000000" style:font-name="Arial1" fo:font-size="12pt" fo:letter-spacing="normal" fo:font-style="normal" style:text-underline-style="solid" style:text-underline-width="auto" style:text-underline-color="font-color" fo:font-weight="normal" style:font-size-asian="12pt" style:font-size-complex="12pt" loext:padding="0in" loext:border="none"/>
    </style:style>
    <style:style style:name="T11" style:family="text">
      <style:text-properties fo:font-variant="normal" fo:text-transform="none" fo:color="#000000"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fo:color="#000000" style:font-name="Arial1" fo:font-size="12pt" fo:letter-spacing="normal" fo:font-style="normal" fo:font-weight="normal" officeooo:rsid="001b1bd3" style:font-size-asian="12pt" style:font-size-complex="12pt" loext:padding="0in" loext:border="none"/>
    </style:style>
  </office:automatic-styles>
  <office:body>
    <office:text>
      <text:tracked-changes>
        <text:changed-region xml:id="ct2530036200064" text:id="ct2530036200064">
          <text:insertion>
            <office:change-info>
              <dc:creator>Unknown Author</dc:creator>
              <dc:date>2023-11-23T16:44:26.825000000</dc:date>
            </office:change-info>
          </text:insertion>
        </text:changed-region>
        <text:changed-region xml:id="ct2530030643136" text:id="ct2530030643136">
          <text:deletion>
            <office:change-info>
              <dc:creator>Unknown Author</dc:creator>
              <dc:date>2023-11-23T16:44:26.825000000</dc:date>
            </office:change-info>
            <text:p text:style-name="P5">Copyright &lt;YEAR&gt; &lt;COPYRIGHT HOLDER&gt;</text:p>
            <text:p text:style-name="P2"><text:span text:style-name="Teletype"><text:span text:style-name="T9"/></text:span></text:p>
          </text:deletion>
        </text:changed-region>
        <text:changed-region xml:id="ct2530036197184" text:id="ct2530036197184">
          <text:insertion>
            <office:change-info>
              <dc:creator>Unknown Author</dc:creator>
              <dc:date>2023-11-23T16:44:26.825000000</dc:date>
            </office:change-info>
          </text:insertion>
        </text:changed-region>
        <text:changed-region xml:id="ct2530030644816" text:id="ct2530030644816">
          <text:deletion>
            <office:change-info>
              <dc:creator>Unknown Author</dc:creator>
              <dc:date>2023-11-23T16:44:26.825000000</dc:date>
            </office:change-info>
            <text:p text:style-name="P2"><text:span text:style-name="Teletype"><text:span text:style-name="T9">Neither the name of the copyright holder nor the names of its contributors may </text:span></text:span></text:p>
          </text:deletion>
        </text:changed-region>
        <text:changed-region xml:id="ct2530030645536" text:id="ct2530030645536">
          <text:deletion>
            <office:change-info>
              <dc:creator>Unknown Author</dc:creator>
              <dc:date>2023-11-23T16:44:26.825000000</dc:date>
            </office:change-info>
            <text:p text:style-name="P2"><text:span text:style-name="Teletype"><text:span text:style-name="T9">specific </text:span></text:span></text:p>
          </text:deletion>
        </text:changed-region>
        <text:changed-region xml:id="ct2530036197424" text:id="ct2530036197424">
          <text:insertion>
            <office:change-info>
              <dc:creator>Unknown Author</dc:creator>
              <dc:date>2023-11-23T16:44:26.825000000</dc:date>
            </office:change-info>
          </text:insertion>
        </text:changed-region>
        <text:changed-region xml:id="ct2530032256800" text:id="ct2530032256800">
          <text:insertion>
            <office:change-info>
              <dc:creator>Unknown Author</dc:creator>
              <dc:date>2023-11-23T16:44:26.825000000</dc:date>
            </office:change-info>
          </text:insertion>
        </text:changed-region>
        <text:changed-region xml:id="ct2530030642176" text:id="ct2530030642176">
          <text:deletion>
            <office:change-info>
              <dc:creator>Unknown Author</dc:creator>
              <dc:date>2023-11-23T16:44:26.825000000</dc:date>
            </office:change-info>
            <text:p text:style-name="P2"><text:span text:style-name="Teletype"><text:span text:style-name="T9">BY THE COPYRIGHT HOLDERS AND CONTRIBUTORS </text:span></text:span></text:p>
          </text:deletion>
        </text:changed-region>
        <text:changed-region xml:id="ct2529991406704" text:id="ct2529991406704">
          <text:insertion>
            <office:change-info>
              <dc:creator>Unknown Author</dc:creator>
              <dc:date>2023-11-23T16:45:32</dc:date>
            </office:change-info>
          </text:insertion>
        </text:changed-region>
        <text:changed-region xml:id="ct2529956563280" text:id="ct2529956563280">
          <text:insertion>
            <office:change-info>
              <dc:creator>Unknown Author</dc:creator>
              <dc:date>2023-11-23T16:44:26.825000000</dc:date>
            </office:change-info>
          </text:insertion>
        </text:changed-region>
        <text:changed-region xml:id="ct2530036198384" text:id="ct2530036198384">
          <text:deletion>
            <office:change-info>
              <dc:creator>Unknown Author</dc:creator>
              <dc:date>2023-11-23T16:44:26.825000000</dc:date>
            </office:change-info>
            <text:p text:style-name="P2"><text:span text:style-name="Teletype"><text:span text:style-name="T9"><text:s/>AND </text:span></text:span></text:p>
          </text:deletion>
        </text:changed-region>
        <text:changed-region xml:id="ct2529956560640" text:id="ct2529956560640">
          <text:insertion>
            <office:change-info>
              <dc:creator>Unknown Author</dc:creator>
              <dc:date>2023-11-23T16:44:26.825000000</dc:date>
            </office:change-info>
          </text:insertion>
        </text:changed-region>
        <text:changed-region xml:id="ct2529956562320" text:id="ct2529956562320">
          <text:insertion>
            <office:change-info>
              <dc:creator>Unknown Author</dc:creator>
              <dc:date>2023-11-23T16:44:26.825000000</dc:date>
            </office:change-info>
          </text:insertion>
        </text:changed-region>
        <text:changed-region xml:id="ct2530036199344" text:id="ct2530036199344">
          <text:deletion>
            <office:change-info>
              <dc:creator>Unknown Author</dc:creator>
              <dc:date>2023-11-23T16:44:26.825000000</dc:date>
            </office:change-info>
            <text:p text:style-name="P2"><text:span text:style-name="Teletype"><text:span text:style-name="T9">THE COPYRIGHT HOLDER OR </text:span></text:span></text:p>
          </text:deletion>
        </text:changed-region>
        <text:changed-region xml:id="ct2529956560160" text:id="ct2529956560160">
          <text:insertion>
            <office:change-info>
              <dc:creator>Unknown Author</dc:creator>
              <dc:date>2023-11-23T16:44:26.825000000</dc:date>
            </office:change-info>
          </text:insertion>
        </text:changed-region>
        <text:changed-region xml:id="ct2530036199584" text:id="ct2530036199584">
          <text:deletion>
            <office:change-info>
              <dc:creator>Unknown Author</dc:creator>
              <dc:date>2023-11-23T16:44:26.825000000</dc:date>
            </office:change-info>
            <text:p text:style-name="P2"><text:span text:style-name="Teletype"><text:span text:style-name="T9">DIRECT,</text:span></text:span></text:p>
          </text:deletion>
        </text:changed-region>
        <text:changed-region xml:id="ct2529956560400" text:id="ct2529956560400">
          <text:insertion>
            <office:change-info>
              <dc:creator>Unknown Author</dc:creator>
              <dc:date>2023-11-23T16:44:26.825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change-start text:change-id="ct2530036200064"/><text:span text:style-name="Teletype"><text:span text:style-name="T9">This license applies to all software incorporated in the "Vovida Open Communication Application Library" except for those portions incorporating third party software specifically identified as being licensed under separate license.</text:span></text:span></text:p>
      <text:p text:style-name="P2"><text:span text:style-name="Teletype"><text:span text:style-name="T9">The Vovida Software License, Version 1.0<text:line-break/>Copyright (c) 2000 Vovida Networks, Inc. All rights reserved.</text:span></text:span></text:p>
      <text:p text:style-name="P4"><text:change-end text:change-id="ct2530036200064"/><text:change text:change-id="ct2530030643136"/><text:span text:style-name="Teletype"><text:span text:style-name="T9">Redistribution and use in source and binary forms, with or without modification, are permitted provided that the following conditions are met:</text:span></text:span></text:p>
      <text:p text:style-name="P2"><text:span text:style-name="Teletype"><text:span text:style-name="T9">1. Redistributions of source code must retain the above copyright notice, this list of conditions and the following disclaimer.</text:span></text:span></text:p>
      <text:p text:style-name="P2"><text:span text:style-name="Teletype"><text:span text:style-name="T9">2. Redistributions in binary form must reproduce the above copyright notice, this list of conditions and the following disclaimer in the documentation and/or other materials provided with the distribution.</text:span></text:span></text:p>
      <text:p text:style-name="P2"><text:span text:style-name="Teletype"><text:span text:style-name="T9">3. </text:span></text:span><text:change-start text:change-id="ct2530036197184"/><text:span text:style-name="Teletype"><text:span text:style-name="T9">The names "VOCAL", "Vovida Open Communication Application Library", and "Vovida Open Communication Application Library (VOCAL)" must not </text:span></text:span><text:change-end text:change-id="ct2530036197184"/><text:change text:change-id="ct2530030644816"/><text:span text:style-name="Teletype"><text:span text:style-name="T9">be used to endorse or promote products derived from this software without </text:span></text:span><text:change text:change-id="ct2530030645536"/><text:span text:style-name="Teletype"><text:span text:style-name="T9">prior written permission</text:span></text:span><text:change-start text:change-id="ct2530036197424"/><text:span text:style-name="Teletype"><text:span text:style-name="T9">. For written permission, please contact vocal@vovida.org</text:span></text:span><text:change-end text:change-id="ct2530036197424"/><text:span text:style-name="Teletype"><text:span text:style-name="T9">.</text:span></text:span></text:p>
      <text:p text:style-name="P2"><text:change-start text:change-id="ct2530032256800"/><text:span text:style-name="Teletype"><text:span text:style-name="T9">4. Products derived from this software may not be called "VOCAL", nor may "VOCAL" appear in their name, without prior written permission.</text:span></text:span></text:p>
      <text:p text:style-name="P2"><text:change-end text:change-id="ct2530032256800"/><text:span text:style-name="Teletype"><text:span text:style-name="T9">THIS SOFTWARE IS PROVIDED </text:span></text:span><text:change text:change-id="ct2530030642176"/><text:span text:style-name="Teletype"><text:span text:style-name="T9">“AS IS”</text:span></text:span><text:span text:style-name="Teletype"><text:span text:style-name="T9"> AND ANY </text:span></text:span><text:span text:style-name="Teletype"><text:span text:style-name="T9">EXPRESS</text:span></text:span><text:change-start text:change-id="ct2529991406704"/><text:span text:style-name="Teletype"><text:span text:style-name="T12">ED</text:span></text:span><text:change-end text:change-id="ct2529991406704"/><text:span text:style-name="Teletype"><text:span text:style-name="T9"> OR IMPLIED WARRANTIES, INCLUDING, BUT NOT LIMITED TO, THE IMPLIED WARRANTIES OF MERCHANTABILITY</text:span></text:span><text:change-start text:change-id="ct2529956563280"/><text:span text:style-name="Teletype"><text:span text:style-name="T9">, </text:span></text:span><text:change-end text:change-id="ct2529956563280"/><text:change text:change-id="ct2530036198384"/><text:span text:style-name="Teletype"><text:span text:style-name="T9">FITNESS FOR A PARTICULAR PURPOSE</text:span></text:span><text:change-start text:change-id="ct2529956560640"/><text:span text:style-name="Teletype"><text:span text:style-name="T9">, TITLE AND NON-INFRINGEMENT </text:span></text:span><text:change-end text:change-id="ct2529956560640"/><text:span text:style-name="Teletype"><text:span text:style-name="T9">ARE DISCLAIMED. IN NO EVENT SHALL </text:span></text:span><text:change-start text:change-id="ct2529956562320"/><text:span text:style-name="Teletype"><text:span text:style-name="T9">VOVIDA NETWORKS, INC. OR ITS </text:span></text:span><text:change-end text:change-id="ct2529956562320"/><text:change text:change-id="ct2530036199344"/><text:span text:style-name="Teletype"><text:span text:style-name="T9">CONTRIBUTORS BE LIABLE FOR ANY </text:span></text:span><text:change-start text:change-id="ct2529956560160"/><text:span text:style-name="Teletype"><text:span text:style-name="T9">DAMAGES IN EXCESS OF $1,000, NOR FOR ANY</text:span></text:span><text:change-end text:change-id="ct2529956560160"/><text:change text:change-id="ct2530036199584"/><text:span text:style-name="Teletype"><text:span text:style-name="T9">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span></text:p>
      <text:p text:style-name="P1"/>
      <text:p text:style-name="P3"><text:change-start text:change-id="ct2529956560400"/><text:span text:style-name="Teletype"><text:span text:style-name="T9">This software consists of voluntary contributions made by Vovida Networks, Inc. and many individuals on behalf of Vovida Networks, Inc. For more information on Vovida Networks, Inc., please see </text:span></text:span><text:a xlink:type="simple" xlink:href="http://www.vovida.org/" text:style-name="Internet_20_link" text:visited-style-name="Visited_20_Internet_20_Link"><text:span text:style-name="Teletype"><text:span text:style-name="T10">http://www.vovida.org</text:span></text:span></text:a><text:span text:style-name="Teletype"><text:span text:style-name="T9">.</text:span></text:span></text:p>
      <text:p text:style-name="P2"><text:span text:style-name="Teletype"><text:span text:style-name="T9">All third party licenses and copyright notices and other required legends also need to be complied with as well.</text:span></text:span></text:p>
      <text:p text:style-name="Standard"><text:change-end text:change-id="ct25299565604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re Franklin" svg:font-family="'Libre Franklin', sans-serif, sans-serif"/>
    <style:font-face style:name="inherit" svg:font-family="inherit"/>
    <style:font-face style:name="monospace" svg:font-family="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3T16:43:10.725000000</meta:creation-date>
    <dc:date>2023-11-23T16:46:46.677000000</dc:date>
    <meta:editing-duration>PT3M37S</meta:editing-duration>
    <meta:editing-cycles>2</meta:editing-cycles>
    <meta:generator>LibreOffice/6.3.4.2$Windows_X86_64 LibreOffice_project/60da17e045e08f1793c57c00ba83cdfce946d0aa</meta:generator>
    <meta:document-statistic meta:table-count="0" meta:image-count="0" meta:object-count="0" meta:page-count="1" meta:paragraph-count="10" meta:word-count="344" meta:character-count="2346" meta:non-whitespace-character-count="2012"/>
  </office:meta>
</office:document-meta>
</file>